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VL ゴシック1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draw:marker-start-width="0.35cm" draw:marker-end="Arrow" draw:marker-end-width="0.5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fill="solid" draw:fill-color="#ffffff" draw:textarea-horizontal-align="left" draw:textarea-vertical-align="top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solid" draw:fill-color="#ffffff" draw:opacity="70%" draw:textarea-horizontal-align="left" draw:auto-grow-height="true" draw:auto-grow-width="true" fo:min-height="0cm" fo:min-width="0cm" draw:shadow-opacity="70%"/>
    </style:style>
    <style:style style:name="gr9" style:family="graphic" style:parent-style-name="standard">
      <style:graphic-properties svg:stroke-width="0.1cm" svg:stroke-color="#000000" draw:fill="solid" draw:fill-color="#ffffff" draw:textarea-horizontal-align="right" draw:textarea-vertical-align="top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Comic Sans MS" fo:font-size="24pt" style:font-name-asian="Comic Sans MS" style:font-size-asian="24pt" style:font-size-complex="24pt"/>
    </style:style>
    <style:style style:name="P3" style:family="paragraph">
      <style:paragraph-properties fo:text-align="center"/>
      <style:text-properties style:font-name="Comic Sans MS" fo:font-size="24pt" style:font-size-asian="24pt" style:font-size-complex="24pt"/>
    </style:style>
    <style:style style:name="P4" style:family="paragraph">
      <style:text-properties style:font-name="Comic Sans MS" fo:font-size="24pt" style:font-size-asian="24pt" style:font-size-complex="24pt"/>
    </style:style>
    <style:style style:name="T1" style:family="text">
      <style:text-properties style:font-name="Comic Sans MS" fo:font-size="24pt" style:font-name-asian="Comic Sans MS" style:font-size-asian="24pt" style:font-size-complex="24pt"/>
    </style:style>
    <style:style style:name="T2" style:family="text">
      <style:text-properties style:font-name="Comic Sans MS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custom-shape draw:style-name="gr1" draw:text-style-name="P1" xml:id="id10" draw:id="id10" draw:layer="layout" svg:width="1cm" svg:height="0.9cm" svg:x="22.2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1cm" svg:height="0.9cm" svg:x="22.2cm" svg:y="16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9" draw:id="id9" draw:layer="layout" svg:width="1cm" svg:height="0.9cm" svg:x="17.8cm" svg:y="12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1cm" svg:height="0.9cm" svg:x="17.8cm" svg:y="16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8.6cm" svg:height="4cm" svg:x="1.4cm" svg:y="15.1cm">
          <text:p text:style-name="P1"><text:span text:style-name="T1">Your PC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6cm" svg:height="2cm" svg:x="2.8cm" svg:y="16.7cm">
          <text:p text:style-name="P1"><text:span text:style-name="T2">Git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6cm" svg:height="8.9cm" svg:x="1.4cm" svg:y="5.7cm">
          <text:p text:style-name="P1"><text:span text:style-name="T2">github.com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5.1cm" svg:height="13.2cm" svg:x="12cm" svg:y="5.9cm">
          <text:p text:style-name="P1"><text:span text:style-name="T2">travis-ci.or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6cm" svg:height="2cm" svg:x="2.8cm" svg:y="12.1cm">
          <text:p text:style-name="P1"><text:span text:style-name="T2">Git Rep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5.8cm" svg:y1="16.7cm" svg:x2="5.8cm" svg:y2="14.1cm" draw:start-shape="id1" draw:start-glue-point="0" draw:end-shape="id2" draw:end-glue-point="2" svg:d="m5800 16700v-2600" svg:viewBox="0 0 1 2601">
          <text:p/>
        </draw:connector>
        <draw:custom-shape draw:style-name="gr6" draw:text-style-name="P3" xml:id="id3" draw:id="id3" draw:layer="layout" svg:width="13cm" svg:height="4.4cm" svg:x="13.1cm" svg:y="14.3cm">
          <text:p text:style-name="P1"><text:span text:style-name="T2">Git Rep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4.7cm" svg:height="2cm" svg:x="15cm" svg:y="16.2cm">
          <text:p text:style-name="P1"><text:span text:style-name="T2">.travis.ym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8.8cm" svg:y1="13.1cm" svg:x2="13.1cm" svg:y2="16.5cm" draw:start-shape="id2" draw:start-glue-point="1" draw:end-shape="id3" draw:end-glue-point="3" svg:d="m8800 13100c3226 0 1077 3400 4300 3400" svg:viewBox="0 0 4301 3401">
          <text:p/>
        </draw:connector>
        <draw:custom-shape draw:style-name="gr2" draw:text-style-name="P3" draw:layer="layout" svg:width="16.6cm" svg:height="4.4cm" svg:x="9.9cm" svg:y="1.1cm">
          <text:p text:style-name="P1"><text:span text:style-name="T2">haskell.org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6cm" svg:height="2cm" svg:x="20cm" svg:y="16.2cm">
          <text:p text:style-name="P1"><text:span text:style-name="T2">source cod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" draw:text-style-name="P4" draw:layer="layout" svg:width="2.001cm" svg:height="1.428cm" svg:x="18.3cm" svg:y="14.6cm">
          <draw:text-box>
            <text:p><text:span text:style-name="T2">Use</text:span></text:p>
          </draw:text-box>
        </draw:frame>
        <draw:frame draw:style-name="gr7" draw:text-style-name="P4" draw:layer="layout" svg:width="2.441cm" svg:height="1.428cm" svg:x="22.9cm" svg:y="14.6cm">
          <draw:text-box>
            <text:p><text:span text:style-name="T2">Build</text:span></text:p>
          </draw:text-box>
        </draw:frame>
        <draw:frame draw:style-name="gr7" draw:text-style-name="P4" draw:layer="layout" svg:width="3.635cm" svg:height="1.428cm" svg:x="5.965cm" svg:y="15.172cm">
          <draw:text-box>
            <text:p><text:span text:style-name="T2">git push</text:span></text:p>
          </draw:text-box>
        </draw:frame>
        <draw:frame draw:style-name="gr8" draw:text-style-name="P4" draw:layer="layout" svg:width="4.181cm" svg:height="1.428cm" svg:x="14.9cm" svg:y="5.2cm">
          <draw:text-box>
            <text:p><text:span text:style-name="T2">Download</text:span></text:p>
          </draw:text-box>
        </draw:frame>
        <draw:custom-shape draw:style-name="gr3" draw:text-style-name="P3" xml:id="id6" draw:id="id6" draw:layer="layout" svg:width="7.225cm" svg:height="2cm" svg:x="10.7cm" svg:y="2.7cm">
          <text:p text:style-name="P1"><text:span text:style-name="T2">haskell-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4" draw:id="id4">
          <draw:custom-shape draw:style-name="gr3" draw:text-style-name="P3" draw:layer="layout" svg:width="7.225cm" svg:height="2cm" svg:x="18.575cm" svg:y="3.1cm">
            <text:p text:style-name="P1"><text:span text:style-name="T2">Haskell pack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225cm" svg:height="2cm" svg:x="18.45cm" svg:y="2.9cm">
            <text:p text:style-name="P1"><text:span text:style-name="T2">Haskell pack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7.225cm" svg:height="2cm" svg:x="18.275cm" svg:y="2.7cm">
            <text:p text:style-name="P1"><text:span text:style-name="T2">Haskell pack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3" draw:layer="layout" svg:width="13.2cm" svg:height="6.3cm" svg:x="13cm" svg:y="7.4cm">
          <text:p text:style-name="P1"><text:span text:style-name="T2">Too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5" draw:id="id5">
          <draw:custom-shape draw:style-name="gr3" draw:text-style-name="P3" draw:layer="layout" svg:width="3.379cm" svg:height="2cm" svg:x="19.221cm" svg:y="8.9cm"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379cm" svg:height="2cm" svg:x="19.163cm" svg:y="8.7cm"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379cm" svg:height="2cm" svg:x="19.081cm" svg:y="8.5cm"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1" draw:layer="layout" draw:type="curve" svg:x1="22.037cm" svg:y1="5.1cm" svg:x2="20.84cm" svg:y2="8.5cm" draw:start-shape="id4" draw:end-shape="id5" svg:d="m22037 5100c0 2551-1197 852-1197 3400" svg:viewBox="0 0 1198 3401">
          <text:p/>
        </draw:connector>
        <draw:custom-shape draw:style-name="gr3" draw:text-style-name="P3" xml:id="id7" draw:id="id7" draw:layer="layout" svg:width="3.498cm" svg:height="2cm" svg:x="14.302cm" svg:y="8.5cm">
          <text:p text:style-name="P1"><text:span text:style-name="T2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1" draw:layer="layout" draw:type="curve" svg:x1="14.312cm" svg:y1="4.7cm" svg:x2="16.051cm" svg:y2="8.5cm" draw:start-shape="id6" draw:end-shape="id7" svg:d="m14312 4700c0 2851 1739 952 1739 3800" svg:viewBox="0 0 1740 3801">
          <text:p/>
        </draw:connector>
        <draw:connector draw:style-name="gr5" draw:text-style-name="P1" draw:layer="layout" draw:type="curve" svg:x1="18.3cm" svg:y1="16.2cm" svg:x2="18.3cm" svg:y2="13.7cm" draw:start-shape="id8" draw:start-glue-point="0" draw:end-shape="id9" draw:end-glue-point="2" svg:d="m18300 16200v-2500" svg:viewBox="0 0 1 2501">
          <text:p/>
        </draw:connector>
        <draw:connector draw:style-name="gr5" draw:text-style-name="P1" draw:layer="layout" draw:type="curve" svg:x1="22.7cm" svg:y1="13.7cm" svg:x2="22.7cm" svg:y2="16.2cm" draw:start-shape="id10" draw:start-glue-point="2" draw:end-shape="id11" draw:end-glue-point="0" svg:d="m22700 13700v2500" svg:viewBox="0 0 1 2501">
          <text:p/>
        </draw:connector>
        <draw:custom-shape draw:style-name="gr6" draw:text-style-name="P3" draw:layer="layout" svg:width="7.3cm" svg:height="4.4cm" svg:x="2cm" svg:y="7.2cm">
          <text:p text:style-name="P1"><text:span text:style-name="T2">Formul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xml:id="id12" draw:id="id12">
          <draw:custom-shape draw:style-name="gr3" draw:text-style-name="P3" draw:layer="layout" svg:width="5.473cm" svg:height="2cm" svg:x="3.027cm" svg:y="9.3cm"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472cm" svg:height="2cm" svg:x="2.933cm" svg:y="9.1cm">
            <text:p text:style-name="P1"><text:span text:style-name="T2"/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5.473cm" svg:height="2cm" svg:x="2.8cm" svg:y="8.9cm">
            <text:p text:style-name="P1"><text:span text:style-name="T2">Package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 xml:id="id13" draw:id="id13">
          <draw:custom-shape draw:style-name="gr3" draw:text-style-name="P3" draw:layer="layout" svg:width="3.379cm" svg:height="2cm" svg:x="14.421cm" svg:y="11.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379cm" svg:height="2cm" svg:x="14.363cm" svg:y="11.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3" draw:layer="layout" svg:width="3.379cm" svg:height="2cm" svg:x="14.281cm" svg:y="10.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onnector draw:style-name="gr5" draw:text-style-name="P1" draw:layer="layout" draw:type="curve" svg:x1="8.5cm" svg:y1="10.1cm" svg:x2="14.281cm" svg:y2="12.1cm" draw:start-shape="id12" draw:end-shape="id13" draw:end-glue-point="3" svg:d="m8500 10100c4335 0 1445 2000 5781 2000" svg:viewBox="0 0 5782 2001">
          <text:p/>
        </draw:connector>
        <draw:frame draw:style-name="gr8" draw:text-style-name="P4" draw:layer="layout" svg:width="4.685cm" svg:height="1.428cm" svg:x="8.2cm" svg:y="10.872cm">
          <draw:text-box>
            <text:p><text:span text:style-name="T2">brew intal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さざなみ明朝" svg:font-family="さざなみ明朝" style:font-family-generic="roman" style:font-pitch="variable"/>
    <style:font-face style:name="Comic Sans MS" svg:font-family="'Comic Sans MS'" style:font-family-generic="script" style:font-pitch="variable"/>
    <style:font-face style:name="VL ゴシック1" svg:font-family="'VL ゴシック'" style:font-family-generic="script" style:font-pitch="variable"/>
    <style:font-face style:name="さざなみ明朝1" svg:font-family="さざなみ明朝" style:font-family-generic="script" style:font-pitch="variable"/>
    <style:font-face style:name="FreeSans" svg:font-family="FreeSans" style:font-family-generic="system" style:font-pitch="variable"/>
    <style:font-face style:name="VL ゴシック" svg:font-family="'VL ゴシック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さざなみ明朝" fo:font-size="24pt" fo:language="en" fo:country="US" style:font-name-asian="VL ゴシック" style:font-size-asian="24pt" style:language-asian="ja" style:country-asian="JP" style:font-name-complex="VL ゴシック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kabe Kiwamu</meta:initial-creator>
    <meta:creation-date>2012-11-30T11:18:36</meta:creation-date>
    <dc:date>2013-10-26T19:49:17.633601154</dc:date>
    <dc:creator>Okabe Kiwamu</dc:creator>
    <meta:editing-duration>PT2H22M14S</meta:editing-duration>
    <meta:editing-cycles>204</meta:editing-cycles>
    <meta:generator>LibreOffice/4.1.2.3$Linux_X86_64 LibreOffice_project/410m0$Build-3</meta:generator>
    <meta:document-statistic meta:object-count="45"/>
  </office:meta>
</office:document-meta>
</file>